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24-12-31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24-02-12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9032" calcext:value-type="float">
            <text:p>81.4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24-01-03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23-01-04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22-03-08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22-01-04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21-01-04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20-01-02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19-01-02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18-01-04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17-01-03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16-01-06 19:2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15-01-06 16:2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14-01-06 22:3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1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13-01-07 21:0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12-01-03 22:47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11-01-04 22:2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10-01-06 19:0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09-01-05 18:0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08-01-07 16:16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07-01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06-01-05 18:04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05-01-12 16:2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04-01-05 19:4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03-01-10 15:4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02-01-07 15:46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01-01-06 14:48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9100035801</text:p>
          </table:table-cell>
          <table:table-cell office:value-type="string" calcext:value-type="string">
            <text:p>2000-01-07 23:0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